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8*"/>
    </style:style>
    <style:style style:name="Tableau1.B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5pt" fo:font-weight="bold" style:font-weight-asian="bold" style:font-weight-complex="bold"/>
    </style:style>
    <style:style style:name="P3" style:family="paragraph" style:parent-style-name="Standard">
      <style:text-properties style:font-name="sans-serif" fo:font-size="15pt" officeooo:rsid="0017e216" officeooo:paragraph-rsid="0017e216"/>
    </style:style>
    <style:style style:name="P4" style:family="paragraph" style:parent-style-name="Standard">
      <style:text-properties style:font-name="sans-serif" fo:font-size="15pt" officeooo:rsid="00190c4a" officeooo:paragraph-rsid="00190c4a"/>
    </style:style>
    <style:style style:name="P5" style:family="paragraph" style:parent-style-name="Standard">
      <style:text-properties style:font-name="sans-serif" fo:font-size="10.5pt" officeooo:rsid="0017e216" officeooo:paragraph-rsid="00190c4a" style:font-size-asian="10.5pt" style:font-size-complex="10.5pt"/>
    </style:style>
    <style:style style:name="P6" style:family="paragraph" style:parent-style-name="Standard">
      <style:text-properties style:font-name="sans-serif" fo:font-size="10.5pt" officeooo:rsid="00190c4a" officeooo:paragraph-rsid="00190c4a" style:font-size-asian="10.5pt" style:font-size-complex="10.5pt"/>
    </style:style>
    <style:style style:name="P7" style:family="paragraph" style:parent-style-name="Standard">
      <style:text-properties officeooo:rsid="0017e216" officeooo:paragraph-rsid="0017e216"/>
    </style:style>
    <style:style style:name="P8" style:family="paragraph" style:parent-style-name="Standard">
      <style:text-properties officeooo:rsid="00190c4a" officeooo:paragraph-rsid="00190c4a"/>
    </style:style>
    <style:style style:name="P9" style:family="paragraph" style:parent-style-name="Standard" style:list-style-name="L1">
      <style:text-properties style:font-name="sans-serif" fo:font-size="15pt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131f20"/>
    </style:style>
    <style:style style:name="T3" style:family="text">
      <style:text-properties style:font-name="sans-serif" fo:font-size="15pt" officeooo:rsid="0017e216"/>
    </style:style>
    <style:style style:name="T4" style:family="text">
      <style:text-properties officeooo:rsid="00131f2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190c4a" style:font-size-asian="10.5pt" style:font-size-complex="10.5pt"/>
    </style:style>
    <style:style style:name="T8" style:family="text">
      <style:text-properties fo:font-size="10.5pt" officeooo:rsid="001b242c" style:font-size-asian="10.5pt" style:font-size-complex="10.5pt"/>
    </style:style>
    <style:style style:name="T9" style:family="text">
      <style:text-properties officeooo:rsid="001aa644"/>
    </style:style>
    <style:style style:name="T10" style:family="text">
      <style:text-properties officeooo:rsid="001b242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outerContainer">
        <text:section text:style-name="Sect1" text:name="sidebarContainer">
          <text:p text:style-name="P2">Mise en page des affiches</text:p>
        </text:section>
      </text:section>
      <text:p text:style-name="P1"/>
      <text:p text:style-name="P1"><text:span text:style-name="T5">Les affiches devront comporter</text:span> : </text:p>
      <text:p text:style-name="P1"/>
      <text:p text:style-name="P1">1.Le titre du projet/ stage</text:p>
      <text:p text:style-name="P1"/>
      <text:p text:style-name="P1">2.Descriptif synthétique du <text:span text:style-name="T9">projet/</text:span>stage: texte court et compréhensible</text:p>
      <text:p text:style-name="P1"/>
      <text:p text:style-name="P1">3.Image illustrant au mieux le projet /stage</text:p>
      <text:p text:style-name="P1"/>
      <text:p text:style-name="P1">4.Nom de la formation</text:p>
      <text:p text:style-name="P1"/>
      <text:p text:style-name="P1">5.Nom de l'étudiant</text:p>
      <text:p text:style-name="P1"/>
      <text:p text:style-name="P1">6.Logo d<text:span text:style-name="T4">e l'entreprise</text:span></text:p>
      <text:p text:style-name="P1"/>
      <text:p text:style-name="P1">7.Logo de <text:span text:style-name="T4">l'</text:span>IUT et <text:span text:style-name="T4">de l'</text:span>Université de Lorraine</text:p>
      <text:p text:style-name="P1"/>
      <text:p text:style-name="P4">8. Composition de l'image et utilisation des couleurs</text:p>
      <text:p text:style-name="P1"/>
      <text:p text:style-name="P1">Caractéristiques techniques :</text:p>
      <text:p text:style-name="Standard">• <text:span text:style-name="T1">Fichier(s) affiche numérique : format </text:span><text:span text:style-name="T2">A </text:span><text:span text:style-name="T3">3 </text:span><text:span text:style-name="T1">comprenant </text:span><text:span text:style-name="T2">6</text:span><text:span text:style-name="T1"> mm de fond perdu (fond de couleur)</text:span></text:p>
      <text:p text:style-name="P1"/>
      <text:list xml:id="list2455167798021774905" text:style-name="L1">
        <text:list-item>
          <text:p text:style-name="P9">Résolution maxi 150 dpi.</text:p>
        </text:list-item>
      </text:list>
      <text:p text:style-name="P1"/>
      <text:section text:style-name="Sect1" text:name="Section8">
        <text:p text:style-name="P7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7">Titre du projet/<text:span text:style-name="T10">stage</text:span></text:p>
            </table:table-cell>
            <table:table-cell table:style-name="Tableau1.B1" office:value-type="string">
              <text:p text:style-name="P7">2</text:p>
            </table:table-cell>
          </table:table-row>
          <table:table-row>
            <table:table-cell table:style-name="Tableau1.A2" office:value-type="string">
              <text:p text:style-name="P3"><text:span text:style-name="T6">Descriptif synthétique du </text:span><text:span text:style-name="T8">projet/</text:span><text:span text:style-name="T6">stage: texte court et compréhensibl</text:span><text:span text:style-name="T7">e</text:span></text:p>
            </table:table-cell>
            <table:table-cell table:style-name="Tableau1.B2" office:value-type="string">
              <text:p text:style-name="P8">5</text:p>
            </table:table-cell>
          </table:table-row>
          <table:table-row>
            <table:table-cell table:style-name="Tableau1.A2" office:value-type="string">
              <text:p text:style-name="P5">Image illustrant au mieux le projet /stage</text:p>
            </table:table-cell>
            <table:table-cell table:style-name="Tableau1.B2" office:value-type="string">
              <text:p text:style-name="P8">5</text:p>
            </table:table-cell>
          </table:table-row>
          <table:table-row>
            <table:table-cell table:style-name="Tableau1.A2" office:value-type="string">
              <text:p text:style-name="P5">Nom de la formation</text:p>
            </table:table-cell>
            <table:table-cell table:style-name="Tableau1.B2" office:value-type="string">
              <text:p text:style-name="P8">1</text:p>
            </table:table-cell>
          </table:table-row>
          <table:table-row>
            <table:table-cell table:style-name="Tableau1.A2" office:value-type="string">
              <text:p text:style-name="P5">Nom de l'étudiant</text:p>
            </table:table-cell>
            <table:table-cell table:style-name="Tableau1.B2" office:value-type="string">
              <text:p text:style-name="P8">1</text:p>
            </table:table-cell>
          </table:table-row>
          <table:table-row>
            <table:table-cell table:style-name="Tableau1.A2" office:value-type="string">
              <text:p text:style-name="P5">Logo d<text:span text:style-name="T4">e l'entreprise</text:span></text:p>
            </table:table-cell>
            <table:table-cell table:style-name="Tableau1.B2" office:value-type="string">
              <text:p text:style-name="P8">1,5</text:p>
            </table:table-cell>
          </table:table-row>
          <table:table-row>
            <table:table-cell table:style-name="Tableau1.A2" office:value-type="string">
              <text:p text:style-name="P5">Logo de <text:span text:style-name="T4">l'</text:span>IUT et <text:span text:style-name="T4">de l'</text:span>Université de Lorraine</text:p>
            </table:table-cell>
            <table:table-cell table:style-name="Tableau1.B2" office:value-type="string">
              <text:p text:style-name="P8">1,5</text:p>
            </table:table-cell>
          </table:table-row>
          <table:table-row>
            <table:table-cell table:style-name="Tableau1.A2" office:value-type="string">
              <text:p text:style-name="P6">Composition de l'image et utilisation des couleurs</text:p>
            </table:table-cell>
            <table:table-cell table:style-name="Tableau1.B2" office:value-type="string">
              <text:p text:style-name="P8">3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2:57:55.110000000</meta:creation-date>
    <meta:editing-duration>PT44S</meta:editing-duration>
    <meta:editing-cycles>3</meta:editing-cycles>
    <meta:generator>LibreOffice/5.0.5.2$Windows_x86 LibreOffice_project/55b006a02d247b5f7215fc6ea0fde844b30035b3</meta:generator>
    <dc:date>2018-12-10T12:58:35.501000000</dc:date>
    <meta:document-statistic meta:table-count="1" meta:image-count="0" meta:object-count="0" meta:page-count="1" meta:paragraph-count="29" meta:word-count="132" meta:character-count="800" meta:non-whitespace-character-count="697"/>
  </office:meta>
</office:document-meta>
</file>